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950e" draw:textarea-vertical-align="middle" draw:auto-grow-height="false"/>
    </style:style>
    <style:style style:name="gr2" style:family="graphic" style:parent-style-name="instance">
      <style:graphic-properties draw:textarea-vertical-align="middle" draw:auto-grow-height="false"/>
    </style:style>
    <style:style style:name="gr3" style:family="graphic" style:parent-style-name="standard">
      <style:graphic-properties svg:stroke-color="#000000" draw:fill="solid" draw:fill-color="#aecf00" draw:textarea-vertical-align="top" draw:auto-grow-height="false"/>
    </style:style>
    <style:style style:name="gr4" style:family="graphic" style:parent-style-name="instance">
      <style:graphic-properties draw:fill="solid" draw:fill-color="#c2cca1" draw:textarea-vertical-align="top" draw:auto-grow-height="false"/>
    </style:style>
    <style:style style:name="gr5" style:family="graphic" style:parent-style-name="standard">
      <style:graphic-properties draw:marker-end="Arrow" draw:marker-end-width="0.3cm" draw:textarea-vertical-align="middle"/>
    </style:style>
    <style:style style:name="gr6" style:family="graphic" style:parent-style-name="standard">
      <style:graphic-properties svg:stroke-width="0.1cm" svg:stroke-color="#ff3333" draw:marker-start="" draw:marker-start-width="0.45cm" draw:marker-end="Arrow" draw:marker-end-width="0.45cm" draw:textarea-vertical-align="middle" fo:padding-top="0.175cm" fo:padding-bottom="0.175cm" fo:padding-left="0.3cm" fo:padding-right="0.3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000000"/>
    </style:style>
    <style:style style:name="P3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00" fo:text-shadow="none" style:text-underline-style="solid" style:text-underline-width="auto" style:text-underline-color="font-color"/>
    </style:style>
    <style:style style:name="T3" style:family="text">
      <style:text-properties fo:color="#000000"/>
    </style:style>
    <style:style style:name="T4" style:family="text">
      <style:text-properties fo:text-shadow="none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cm" svg:height="4cm" svg:x="3cm" svg:y="1.5cm">
          <text:p text:style-name="P1"><text:span text:style-name="T1">Post</text:span></text:p>
          <text:p text:style-name="P1">id:<text:tab/><text:tab/><text:tab/><text:tab/>PK</text:p>
          <text:p text:style-name="P1">user:<text:tab/><text:tab/>FK</text:p>
          <text:p text:style-name="P1">reply_to_id:<text:tab/>FK</text:p>
          <text:p text:style-name="P1">content:<text:tab/><text:tab/>str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1" draw:layer="layout" svg:width="6.5cm" svg:height="4cm" svg:x="3cm" svg:y="7cm">
          <text:p text:style-name="P1"><text:span text:style-name="T1">Post</text:span></text:p>
          <text:p text:style-name="P1">id:<text:tab/><text:tab/><text:tab/>1</text:p>
          <text:p text:style-name="P1">user_id:<text:tab/><text:tab/>1</text:p>
          <text:p text:style-name="P1">reply_to_id:<text:tab/>0</text:p>
          <text:p text:style-name="P1">content:<text:tab/><text:tab/>“hello!”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3" draw:layer="layout" svg:width="6.5cm" svg:height="4cm" svg:x="3cm" svg:y="11.5cm">
          <text:p text:style-name="P1"><text:span text:style-name="T1">Post</text:span></text:p>
          <text:p text:style-name="P1">id:<text:tab/><text:tab/><text:tab/>2</text:p>
          <text:p text:style-name="P1">user_id:<text:tab/><text:tab/>7</text:p>
          <text:p text:style-name="P1">reply_to_id:<text:tab/>1</text:p>
          <text:p text:style-name="P1">content:<text:tab/><text:tab/>“Reply”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6cm" svg:height="2.5cm" svg:x="12cm" svg:y="1.5cm">
          <text:p text:style-name="P1"><text:span text:style-name="T2">User</text:span></text:p>
          <text:p text:style-name="P1"><text:span text:style-name="T3">id:</text:span><text:span text:style-name="T3"><text:tab/></text:span><text:span text:style-name="T3"><text:tab/></text:span><text:span text:style-name="T3"><text:tab/></text:span><text:span text:style-name="T3">PK</text:span></text:p>
          <text:p text:style-name="P1"><text:span text:style-name="T3">name:</text:span><text:span text:style-name="T3"><text:tab/></text:span><text:span text:style-name="T3"><text:tab/></text:span><text:span text:style-name="T3">st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id="id2" draw:layer="layout" svg:width="6cm" svg:height="2.5cm" svg:x="12cm" svg:y="7cm">
          <text:p text:style-name="P1"><text:span text:style-name="T4">User</text:span></text:p>
          <text:p text:style-name="P1">id:<text:tab/><text:tab/><text:tab/>1</text:p>
          <text:p text:style-name="P1">name:<text:tab/><text:tab/>“Andy”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id="id4" draw:layer="layout" svg:width="6cm" svg:height="2.5cm" svg:x="12cm" svg:y="10cm">
          <text:p text:style-name="P1"><text:span text:style-name="T4">User</text:span></text:p>
          <text:p text:style-name="P1">id:<text:tab/><text:tab/><text:tab/>7</text:p>
          <text:p text:style-name="P1">name:<text:tab/><text:tab/>“Bob”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draw:type="curve" svg:x1="9.5cm" svg:y1="9cm" svg:x2="12cm" svg:y2="8.25cm" draw:start-shape="id1" draw:start-glue-point="7" draw:end-shape="id2" draw:end-glue-point="5" svg:d="m9500 9000c1876 0 627-750 2500-750">
          <text:p/>
        </draw:connector>
        <draw:connector draw:style-name="gr5" draw:text-style-name="P3" draw:layer="layout" draw:type="curve" svg:x1="9.5cm" svg:y1="13.5cm" svg:x2="12cm" svg:y2="11.25cm" draw:start-shape="id3" draw:start-glue-point="7" draw:end-shape="id4" draw:end-glue-point="5" svg:d="m9500 13500c1876 0 627-2250 2500-2250">
          <text:p/>
        </draw:connector>
        <draw:path draw:style-name="gr6" draw:text-style-name="P3" draw:layer="layout" svg:width="3.767cm" svg:height="5.017cm" draw:transform="skewX (-9.85166133886035E-017) rotate (-0.598473400509929) translate (2.67611045843587cm 8.06714035940222cm)" svg:viewBox="0 0 3768 5018" svg:d="m3768 15265c-984 671-5028-3823-3376-4950">
          <text:p/>
        </draw:path>
        <draw:custom-shape draw:style-name="gr2" draw:text-style-name="P1" draw:id="id5" draw:layer="layout" svg:width="6.5cm" svg:height="4cm" svg:x="3cm" svg:y="16cm">
          <text:p text:style-name="P1"><text:span text:style-name="T1">Post</text:span></text:p>
          <text:p text:style-name="P1">id:<text:tab/><text:tab/><text:tab/>3</text:p>
          <text:p text:style-name="P1">user_id:<text:tab/><text:tab/>34</text:p>
          <text:p text:style-name="P1">reply_to_id:<text:tab/>1</text:p>
          <text:p text:style-name="P1">content:<text:tab/><text:tab/>“lolwut?”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id="id6" draw:layer="layout" svg:width="6cm" svg:height="2.5cm" svg:x="12cm" svg:y="13cm">
          <text:p text:style-name="P1"><text:span text:style-name="T4">User</text:span></text:p>
          <text:p text:style-name="P1">id:<text:tab/><text:tab/><text:tab/>34</text:p>
          <text:p text:style-name="P1">name:<text:tab/><text:tab/>“n00b”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draw:type="curve" svg:x1="9.5cm" svg:y1="18cm" svg:x2="12cm" svg:y2="14.25cm" draw:start-shape="id5" draw:start-glue-point="7" draw:end-shape="id6" draw:end-glue-point="5" svg:d="m9500 18000c1876 0 627-3750 2500-3750">
          <text:p/>
        </draw:connector>
        <draw:path draw:style-name="gr6" draw:text-style-name="P3" draw:layer="layout" svg:width="7.079cm" svg:height="8.808cm" draw:transform="skewX (-5.97316152151692E-017) rotate (-0.598473400509929) translate (2.02313432921174cm 7.62119532467694cm)" svg:viewBox="0 0 7080 8809" svg:d="m7080 18961c-2066 1408-10059-6763-5896-8647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draw:textarea-horizontal-align="left" fo:padding-top="0.125cm" fo:padding-bottom="0.125cm" fo:padding-left="0.25cm" fo:padding-right="0.25cm" draw:shadow="hidden" draw:shadow-offset-x="0.3cm" draw:shadow-offset-y="0.3cm" draw:shadow-color="#808080" draw:measure-align="left-outside" draw:measure-vertical-align="abov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instance" style:family="graphic" style:parent-style-name="standard">
      <style:graphic-properties draw:fill-color="#ffd320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</meta:initial-creator>
    <meta:creation-date>2010-10-20T20:54:03</meta:creation-date>
    <dc:date>2010-10-20T21:27:10</dc:date>
    <dc:creator>Andy </dc:creator>
    <meta:editing-duration>PT00H17M08S</meta:editing-duration>
    <meta:editing-cycles>3</meta:editing-cycles>
    <meta:generator>OpenOffice.org/3.2$Unix OpenOffice.org_project/320m12$Build-9483</meta:generator>
    <meta:document-statistic meta:object-count="13"/>
  </office:meta>
</office:document-meta>
</file>